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100%" draw:fill-color="#cccccc" draw:textarea-horizontal-align="justify" draw:textarea-vertical-align="middle" draw:auto-grow-height="false" fo:min-height="1.75cm" fo:min-width="16.5cm"/>
    </style:style>
    <style:style style:name="gr2" style:family="graphic" style:parent-style-name="standard">
      <style:graphic-properties draw:fill="solid" draw:fill-color="#ffa6a6" draw:textarea-horizontal-align="justify" draw:textarea-vertical-align="middle" draw:auto-grow-height="false" fo:min-height="0.458cm" fo:min-width="0.208cm"/>
    </style:style>
    <style:style style:name="gr3" style:family="graphic" style:parent-style-name="standard">
      <style:graphic-properties draw:fill="solid" draw:fill-color="#ffa6a6" loext:fill-use-slide-background="false" draw:textarea-horizontal-align="justify" draw:textarea-vertical-align="middle" draw:auto-grow-height="false" fo:min-height="0.458cm" fo:min-width="0.20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a6a6" loext:fill-use-slide-background="false" draw:textarea-horizontal-align="left" draw:auto-grow-height="true" draw:auto-grow-width="false" fo:min-height="0.712cm" fo:min-width="0cm"/>
      <style:paragraph-properties style:writing-mode="lr-tb"/>
    </style:style>
    <style:style style:name="gr5" style:family="graphic" style:parent-style-name="standard">
      <style:graphic-properties svg:stroke-opacity="100%" draw:fill-color="#cccccc" draw:textarea-horizontal-align="justify" draw:textarea-vertical-align="middle" draw:auto-grow-height="false" fo:min-height="1.75cm" fo:min-width="3.5cm"/>
    </style:style>
    <style:style style:name="gr6" style:family="graphic" style:parent-style-name="standard">
      <style:graphic-properties svg:stroke-opacity="100%" draw:fill-color="#cccccc" draw:textarea-horizontal-align="justify" draw:textarea-vertical-align="middle" draw:auto-grow-height="false" fo:min-height="0.75cm" fo:min-width="7.5cm"/>
    </style:style>
    <style:style style:name="gr7" style:family="graphic" style:parent-style-name="standard">
      <style:graphic-properties svg:stroke-opacity="100%" draw:fill-color="#cccccc" draw:textarea-horizontal-align="justify" draw:textarea-vertical-align="middle" draw:auto-grow-height="false" fo:min-height="1.75cm" fo:min-width="7.5cm"/>
    </style:style>
    <style:style style:name="gr8" style:family="graphic" style:parent-style-name="standard">
      <style:graphic-properties svg:stroke-width="0.212cm" draw:marker-start-width="0.518cm" draw:marker-end-width="0.518cm" draw:textarea-horizontal-align="center" draw:textarea-vertical-align="middle" fo:padding-top="0.231cm" fo:padding-bottom="0.231cm" fo:padding-left="0.356cm" fo:padding-right="0.356cm"/>
    </style:style>
    <style:style style:name="gr9" style:family="graphic" style:parent-style-name="standard">
      <style:graphic-properties draw:fill="solid" draw:fill-color="#3465a4" draw:textarea-horizontal-align="justify" draw:textarea-vertical-align="middle" draw:auto-grow-height="false" fo:min-height="0.174cm" fo:min-width="0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="solid" draw:fill-color="#ffa6a6"/>
      <style:paragraph-properties fo:text-align="center"/>
    </style:style>
    <style:style style:name="P3" style:family="paragraph">
      <loext:graphic-properties draw:fill="solid" draw:fill-color="#ffa6a6"/>
      <style:paragraph-properties fo:text-align="center"/>
      <style:text-properties fo:font-weight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a6a6"/>
      <style:text-properties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3465a4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cm" svg:height="2cm" svg:x="2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1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7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7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9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3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3" draw:text-style-name="P3" draw:layer="layout" svg:width="1cm" svg:height="1cm" svg:x="3cm" svg:y="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text-style-name="P5" draw:layer="layout" svg:width="0.931cm" svg:height="0.962cm" svg:x="3.069cm" svg:y="7.016cm">
              <draw:text-box>
                <text:p text:style-name="P4"><text:span text:style-name="T1">+</text:span></text:p>
              </draw:text-box>
            </draw:frame>
          </draw:g>
        </draw:g>
        <draw:custom-shape draw:style-name="gr1" draw:text-style-name="P1" draw:layer="layout" svg:width="17cm" svg:height="2cm" draw:transform="rotate (-3.14159265358979) translate (19cm 1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draw:transform="rotate (-3.14159265358979) translate (10cm 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draw:transform="rotate (-3.14159265358979) translate (16cm 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draw:transform="rotate (-3.14159265358979) translate (6cm 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draw:transform="rotate (-3.14159265358979) translate (14cm 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draw:transform="rotate (-3.14159265358979) translate (4cm 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draw:transform="rotate (-3.14159265358979) translate (12cm 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draw:transform="rotate (-3.14159265358979) translate (8cm 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3" draw:text-style-name="P3" draw:layer="layout" svg:width="1cm" svg:height="1cm" draw:transform="rotate (-3.14159265358979) translate (18cm 1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text-style-name="P5" draw:layer="layout" svg:width="0.931cm" svg:height="0.962cm" draw:transform="rotate (-3.14159265358979) translate (17.931cm 13.984cm)">
              <draw:text-box>
                <text:p text:style-name="P4"><text:span text:style-name="T1">+</text:span></text:p>
              </draw:text-box>
            </draw:frame>
          </draw:g>
        </draw:g>
        <draw:custom-shape draw:style-name="gr5" draw:text-style-name="P1" draw:layer="layout" svg:width="4cm" svg:height="2cm" draw:transform="rotate (-3.14159265358979) translate (26cm 13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cm" svg:height="1cm" draw:transform="rotate (-3.14159265358979) translate (28cm 10cm)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xml:id="id1" draw:id="id1" draw:layer="layout" svg:width="17cm" svg:height="2cm" svg:x="1.42cm" svg:y="6.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0.42cm" svg:y="7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4.42cm" svg:y="7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4.42cm" svg:y="7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6.42cm" svg:y="7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6.42cm" svg:y="7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8.42cm" svg:y="7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2.42cm" svg:y="7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3" draw:text-style-name="P3" draw:layer="layout" svg:width="1cm" svg:height="1cm" svg:x="2.42cm" svg:y="7.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text-style-name="P5" draw:layer="layout" svg:width="0.931cm" svg:height="0.962cm" svg:x="2.489cm" svg:y="7.426cm">
              <draw:text-box>
                <text:p text:style-name="P4"><text:span text:style-name="T1">+</text:span></text:p>
              </draw:text-box>
            </draw:frame>
          </draw:g>
        </draw:g>
        <draw:custom-shape draw:style-name="gr1" draw:text-style-name="P1" xml:id="id3" draw:id="id3" draw:layer="layout" svg:width="17cm" svg:height="2cm" draw:transform="rotate (-3.14159265358979) translate (18.42cm 15.4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draw:transform="rotate (-3.14159265358979) translate (9.42cm 14.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draw:transform="rotate (-3.14159265358979) translate (15.42cm 14.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draw:transform="rotate (-3.14159265358979) translate (5.42cm 14.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draw:transform="rotate (-3.14159265358979) translate (13.42cm 14.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draw:transform="rotate (-3.14159265358979) translate (3.42cm 14.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draw:transform="rotate (-3.14159265358979) translate (11.42cm 14.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draw:transform="rotate (-3.14159265358979) translate (7.42cm 14.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3" draw:text-style-name="P3" draw:layer="layout" svg:width="1cm" svg:height="1cm" draw:transform="rotate (-3.14159265358979) translate (17.42cm 14.4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text-style-name="P5" draw:layer="layout" svg:width="0.931cm" svg:height="0.962cm" draw:transform="rotate (-3.14159265358979) translate (17.351cm 14.394cm)">
              <draw:text-box>
                <text:p text:style-name="P4"><text:span text:style-name="T1">+</text:span></text:p>
              </draw:text-box>
            </draw:frame>
          </draw:g>
        </draw:g>
        <draw:custom-shape draw:style-name="gr5" draw:text-style-name="P1" xml:id="id4" draw:id="id4" draw:layer="layout" svg:width="4cm" svg:height="2cm" draw:transform="rotate (-3.14159265358979) translate (25.42cm 13.4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6" draw:id="id6" draw:layer="layout" svg:width="8cm" svg:height="1cm" draw:transform="rotate (-3.14159265358979) translate (27.42cm 10.41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2" draw:id="id2" draw:layer="layout" svg:width="8cm" svg:height="2cm" draw:transform="rotate (-3.14159265358979) translate (21.42cm 3.41cm)">
          <text:p/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9.92cm" svg:y1="6.41cm" svg:x2="13.42cm" svg:y2="2.41cm" draw:start-shape="id1" draw:start-glue-point="0" draw:end-shape="id2" draw:end-glue-point="1" svg:d="M9920 6410v-4000h3500" svg:viewBox="0 0 3501 4001">
          <text:p/>
        </draw:connector>
        <draw:connector draw:style-name="gr8" draw:text-style-name="P6" draw:layer="layout" draw:line-skew="2.499cm" svg:x1="9.92cm" svg:y1="15.41cm" svg:x2="23.42cm" svg:y2="13.41cm" draw:start-shape="id3" draw:start-glue-point="0" draw:end-shape="id4" draw:end-glue-point="0" svg:d="M9920 15410v3000h13500v-5000" svg:viewBox="0 0 13501 5001">
          <text:p/>
        </draw:connector>
        <draw:custom-shape draw:style-name="gr9" draw:text-style-name="P7" xml:id="id5" draw:id="id5" draw:layer="layout" svg:width="0.6cm" svg:height="0.6cm" svg:x="23.12cm" svg:y="6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xml:id="id7" draw:id="id7" draw:layer="layout" svg:width="0.6cm" svg:height="0.6cm" svg:x="24.12cm" svg:y="2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svg:x1="23.42cm" svg:y1="6.71cm" svg:x2="23.42cm" svg:y2="9.41cm" draw:start-shape="id5" draw:start-glue-point="8" draw:end-shape="id6" draw:end-glue-point="2" svg:d="M23420 6710v2700" svg:viewBox="0 0 1 2701">
          <text:p/>
        </draw:connector>
        <draw:connector draw:style-name="gr8" draw:text-style-name="P6" draw:layer="layout" svg:x1="21.42cm" svg:y1="2.41cm" svg:x2="24.12cm" svg:y2="2.41cm" draw:start-shape="id2" draw:start-glue-point="3" draw:end-shape="id7" draw:end-glue-point="6" svg:d="M21420 2410h2700" svg:viewBox="0 0 2701 1">
          <text:p/>
        </draw:connector>
        <draw:custom-shape draw:style-name="gr9" draw:text-style-name="P7" xml:id="id8" draw:id="id8" draw:layer="layout" svg:width="0.6cm" svg:height="0.6cm" svg:x="25.12cm" svg:y="6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line-skew="2.198cm 4.499cm" svg:x1="25.72cm" svg:y1="6.41cm" svg:x2="23.42cm" svg:y2="13.41cm" draw:start-shape="id8" draw:start-glue-point="10" draw:end-shape="id4" draw:end-glue-point="0" svg:d="M25720 6410h2700v12000h-5000v-5000" svg:viewBox="0 0 5001 12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t" fo:country="E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41cm" fo:margin-bottom="0.42cm" fo:margin-left="0.42cm" fo:margin-right="0.4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27T08:59:19.343000000</meta:creation-date>
    <dc:date>2022-10-27T11:31:17.944000000</dc:date>
    <meta:editing-duration>PT2H11M33S</meta:editing-duration>
    <meta:editing-cycles>5</meta:editing-cycles>
    <meta:generator>LibreOffice/7.4.0.3$Windows_X86_64 LibreOffice_project/f85e47c08ddd19c015c0114a68350214f7066f5a</meta:generator>
    <meta:document-statistic meta:object-count="61"/>
  </office:meta>
</office:document-meta>
</file>